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ntinuable.sendPage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inuable.sendPage( String uri , Object bizdata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Continuable.releaseComponent( Objec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Continuable.getObjec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inuable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inuable.getComponent( Stri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Continuable.processPipelineTo( String uri , Object bizdata , 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Continuable.ge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inuable.sendPageAndWait( String uri , Object bizdata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bstractContinuable.sendStatus( int 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inuable.getCon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Continuable.redirectTo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Continuable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inuable.sendPageAndWait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